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58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PU-9255</text:p>
      <text:p text:style-name="Standard"/>
      <text:p text:style-name="Standard">9 <text:span text:style-name="T1">axis</text:span> IMU</text:p>
      <text:p text:style-name="Standard">3-axis gyroscope, </text:p>
      <text:p text:style-name="Standard">3-axis accelerometer, </text:p>
      <text:p text:style-name="Standard">3-axis magnetometer</text:p>
      <text:p text:style-name="Standard"/>
      <text:p text:style-name="Standard">It's a much better and improved version of the IMU MPU-6050.</text:p>
      <text:p text:style-name="Standard"/>
      <text:p text:style-name="Standard">InvenSense did a great job with this.</text:p>
      <text:p text:style-name="Standard">Wish it came with the AsahiKasei AK09940 magnetometer. Its range is less than the AK8963C but its sensitivity is greater.</text:p>
      <text:p text:style-name="Standard">Sensitivity: 10 nT/LSB (typ.)</text:p>
      <text:p text:style-name="Standard"/>
      <text:p text:style-name="Standard"><text:a xlink:type="simple" xlink:href="https://bit.ly/2WieHTz" text:style-name="Internet_20_link" text:visited-style-name="Visited_20_Internet_20_Link">https://bit.ly/2WieHTz</text:a></text:p>
      <text:p text:style-name="Standard"/>
      <text:p text:style-name="Standard">Some useful libraries to use this:</text:p>
      <text:p text:style-name="Standard"><text:a xlink:type="simple" xlink:href="https://github.com/RTIMULib/RTIMULib-Arduino" text:style-name="Internet_20_link" text:visited-style-name="Visited_20_Internet_20_Link">https://github.com/RTIMULib/RTIMULib-Arduino</text:a></text:p>
      <text:p text:style-name="Standard"/>
      <text:p text:style-name="Standard"><text:a xlink:type="simple" xlink:href="https://github.com/Bill2462/MPU9255-Arduino-Library" text:style-name="Internet_20_link" text:visited-style-name="Visited_20_Internet_20_Link">https://github.com/Bill2462/MPU9255-Arduino-Library</text:a></text:p>
      <text:p text:style-name="Standard"/>
      <text:p text:style-name="Standard"><text:a xlink:type="simple" xlink:href="https://kingtidesailing.blogspot.com/2015/09/how-to-setup-mpu-9150-9-axis.html" text:style-name="Internet_20_link" text:visited-style-name="Visited_20_Internet_20_Link">https://kingtidesailing.blogspot.com/2015/09/how-to-setup-mpu-9150-9-axis.html</text:a></text:p>
      <text:p text:style-name="Standard"/>
      <text:p text:style-name="Standard">This is info from the data sheet:</text:p>
      <text:p text:style-name="Standard">"MPU-9255 is a multi-chip module (MCM) consisting of two dies integrated into a single QFN package. One</text:p>
      <text:p text:style-name="Standard">die houses the 3-Axis gyroscope and the 3-Axis accelerometer. The other die houses the AK8963 3-Axis</text:p>
      <text:p text:style-name="Standard">magnetometer from Asahi Kasei Microdevices Corporation. Hence, the MPU-9255 is a 9-axis</text:p>
      <text:p text:style-name="Standard">MotionTracking device that combines a 3-axis gyroscope, 3-axis accelerometer, 3-axis magnetometer and a</text:p>
      <text:p text:style-name="Standard">Digital Motion Processor™ (DMP) all in a small 3x3x1mm package available as a pin-compatible upgrade</text:p>
      <text:p text:style-name="Standard">from the MPU-6515. With its dedicated I2C sensor bus, the MPU-9255 directly provides complete 9-axis</text:p>
      <text:p text:style-name="Standard">MotionFusion™ output. The MPU-9255 MotionTracking device, with its 9-axis integration, on-chip</text:p>
      <text:p text:style-name="Standard">MotionFusion™, and run-time calibration firmware, enables manufacturers to eliminate the costly and</text:p>
      <text:p text:style-name="Standard">complex selection, qualification, and system level integration of discrete devices, guaranteeing optimal</text:p>
      <text:p text:style-name="Standard">motion performance for consumers. MPU-9255 is also designed to interface with multiple non-inertial digital</text:p>
      <text:p text:style-name="Standard">sensors, such as pressure sensors, on its auxiliary I2C port.</text:p>
      <text:p text:style-name="Standard">MPU-9255 features three 16-bit analog-to-digital converters (ADCs) for digitizing the gyroscope outputs,</text:p>
      <text:p text:style-name="Standard">three 16-bit ADCs for digitizing the accelerometer outputs, and three 16-bit ADCs for digitizing the</text:p>
      <text:p text:style-name="Standard">magnetometer outputs. For precision tracking of both fast and slow motions, the parts feature a userprogrammable</text:p>
      <text:p text:style-name="Standard">gyroscope full-scale range of ±250, ±500, ±1000, and ±2000°/sec (dps), a user programmable</text:p>
      <text:p text:style-name="Standard">accelerometer full-scale range of ±2g, ±4g, ±8g, and ±16g, and a magnetometer full-scale</text:p>
      <text:p text:style-name="Standard">range of ±4800μT.</text:p>
      <text:p text:style-name="Standard"><text:soft-page-break/>Other industry-leading features include programmable digital filters, a precision clock with 1% drift from -</text:p>
      <text:p text:style-name="Standard">40°C to 85°C, an embedded temperature sensor, and programmable interrupts. The device features I2C and</text:p>
      <text:p text:style-name="Standard">SPI serial interfaces, a VDD operating range of 2.4V to 3.6V, and a separate digital IO supply, VDDIO from</text:p>
      <text:p text:style-name="Standard">1.71V to VDD.</text:p>
      <text:p text:style-name="Standard">Communication with all registers of the device is performed using either I2C at 400kHz or SPI at 1MHz. For</text:p>
      <text:p text:style-name="Standard">applications requiring faster communications, the sensor and interrupt registers may be read using SPI at</text:p>
      <text:p text:style-name="Standard">20MHz.</text:p>
      <text:p text:style-name="Standard">The MPU-9255 includes support for Automatic Activity Recognition (AARTM) on a wrist-worn device. It works</text:p>
      <text:p text:style-name="Standard">in conjunction with the AAR™ library to detect walk, run, bike, stationary, and sleep. The AAR™ library</text:p>
      <text:p text:style-name="Standard">achieves high detection accuracy and low power by using the gyro sensor in a smart duty cycle fashion. It is</text:p>
      <text:p text:style-name="Standard">capable of identifying a new activity within 10sec of its transition. The AAR™ library offers a high accuracy</text:p>
      <text:p text:style-name="Standard">pedometer that benefits from the contextual awareness of knowing which activities will require steps and</text:p>
      <text:p text:style-name="Standard">which will not.</text:p>
      <text:p text:style-name="Standard">By leveraging its patented and volume-proven CMOS-MEMS fabrication platform, which integrates MEMS</text:p>
      <text:p text:style-name="Standard">wafers with companion CMOS electronics through wafer-level bonding, InvenSense has driven the package</text:p>
      <text:p text:style-name="Standard">size down to a footprint and thickness of 3x3x1mm, to provide a very small yet high performance low cost</text:p>
      <text:p text:style-name="Standard">package. The device provides high robustness by supporting 10,000g shock reliability.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5-09T17:19:06.190000000</dc:date>
    <meta:editing-duration>PT1M30S</meta:editing-duration>
    <meta:editing-cycles>4</meta:editing-cycles>
    <meta:document-statistic meta:table-count="0" meta:image-count="0" meta:object-count="0" meta:page-count="2" meta:paragraph-count="49" meta:word-count="518" meta:character-count="3634" meta:non-whitespace-character-count="3163"/>
  </office:meta>
</office:document-meta>
</file>